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08" calcext:value-type="float">
            <text:p>17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4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22:07:40.165182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8-08T22:09:27.627482323</dc:date>
    <dc:creator>Jesus Castagnetto</dc:creator>
    <meta:editing-duration>P7DT9H41M11S</meta:editing-duration>
    <meta:editing-cycles>628</meta:editing-cycles>
    <meta:generator>LibreOffice/7.1.5.2$Linux_X86_64 LibreOffice_project/10$Build-2</meta:generator>
    <meta:document-statistic meta:table-count="1" meta:cell-count="6136" meta:object-count="0"/>
  </office:meta>
</office:document-meta>
</file>